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69688" officeooo:paragraph-rsid="0014c1b2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90ad3" officeooo:paragraph-rsid="0014c1b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14c1b2" officeooo:paragraph-rsid="0014c1b2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style:text-underline-style="none" fo:font-weight="normal" officeooo:rsid="0014c1b2" officeooo:paragraph-rsid="0014c1b2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normal" officeooo:rsid="0014c1b2" officeooo:paragraph-rsid="0014c1b2" style:font-size-asian="10pt" style:font-weight-asian="normal" style:font-size-complex="10pt" style:font-weight-complex="normal"/>
    </style:style>
    <style:style style:name="T1" style:family="text">
      <style:text-properties officeooo:rsid="0014c1b2"/>
    </style:style>
    <style:style style:name="T2" style:family="text">
      <style:text-properties officeooo:rsid="0019daf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dotted" style:text-underline-width="bold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8</text:span></text:p>
      <text:p text:style-name="P1">Tema 4. Transformacion Modelo E/R al Modelo Relacional</text:p>
      <text:p text:style-name="P2">Base de dato<text:span text:style-name="T2">s</text:span> 25/26</text:p>
      <text:p text:style-name="P2">Adrián Campos Espejo</text:p>
      <text:p text:style-name="P2"/>
      <text:p text:style-name="P3"/>
      <text:p text:style-name="P3">Ejercicio 1</text:p>
      <text:p text:style-name="P3"/>
      <text:p text:style-name="P4">Empleado (<text:span text:style-name="T3">#id</text:span>, nombre, <text:span text:style-name="T3">dni</text:span>, <text:span text:style-name="T3">email</text:span>, fecha_nacimiento, edad-d)</text:p>
      <text:p text:style-name="P4">Cuidador (<text:span text:style-name="T3">#empleado_id</text:span>, fecha_contrato, fecha_fin_contrato, tipo_contrato)</text:p>
      <text:p text:style-name="P4"><text:tab/>empleado_id → Empleado <text:span text:style-name="T2">(Not Null, M:C, B:C)</text:span></text:p>
      <text:p text:style-name="P4">Guia (<text:span text:style-name="T3">#empleado_id</text:span>, titulo, especialidad, años_experiencia)</text:p>
      <text:p text:style-name="P4"><text:tab/>empleado_id → Empleado <text:span text:style-name="T2">(Not Null, M:C, B:C)</text:span></text:p>
      <text:p text:style-name="P3"/>
      <text:p text:style-name="P3"/>
      <text:p text:style-name="P3">Ejercicio 2</text:p>
      <text:p text:style-name="P5"/>
      <text:p text:style-name="P5">Alumno (<text:span text:style-name="T3">#id</text:span>, nombre, <text:span text:style-name="T3">dni</text:span>, <text:s/>apellidos, direccion)</text:p>
      <text:p text:style-name="P5">ESO (<text:span text:style-name="T3">#alumno_id</text:span>, grupo, nivel, curso)</text:p>
      <text:p text:style-name="P5"><text:tab/>alumno_id → Alumno <text:span text:style-name="T2">(Not Null, M:C, B:C)</text:span></text:p>
      <text:p text:style-name="P5">FP (<text:span text:style-name="T3">#alumno_id</text:span>, ciclo, nivel)</text:p>
      <text:p text:style-name="P5"><text:tab/>alumno_id → Alumno <text:span text:style-name="T2">(Not Null, M:C, B:C)</text:span></text:p>
      <text:p text:style-name="P5">BACH (<text:span text:style-name="T3">#alumno_id</text:span>, nivel, orientacion, grupo)</text:p>
      <text:p text:style-name="P5"><text:tab/>alumno_id → Alumno <text:span text:style-name="T2">(Not Null, M:C, B:C)</text:span></text:p>
      <text:p text:style-name="P5">Realiza (<text:span text:style-name="T3">#alumno_id,</text:span><text:span text:style-name="T4"> </text:span><text:span text:style-name="T5">empresa_id</text:span>)</text:p>
      <text:p text:style-name="P5"><text:tab/>alumno_id → FP <text:span text:style-name="T2">(Not Null, M:C, B:</text:span>R<text:span text:style-name="T2">)</text:span></text:p>
      <text:p text:style-name="P5"><text:tab/>empresa_id → Empresa <text:span text:style-name="T2">(Not Null, M:C, B:</text:span>R<text:span text:style-name="T2">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0:11:39.410499700</meta:creation-date>
    <dc:date>2025-11-21T10:23:48.661243000</dc:date>
    <meta:editing-duration>PT18S</meta:editing-duration>
    <meta:editing-cycles>1</meta:editing-cycles>
    <meta:document-statistic meta:table-count="0" meta:image-count="0" meta:object-count="0" meta:page-count="1" meta:paragraph-count="21" meta:word-count="110" meta:character-count="797" meta:non-whitespace-character-count="700"/>
    <meta:generator>LibreOffice/25.8.2.1$Windows_X86_64 LibreOffice_project/345526217a4027cb1b9ab39bd7153c8c141a1d64</meta:generator>
  </office:meta>
</office:document-meta>
</file>